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Courier, monospace"/>
    <style:font-face style:name="Georgia" svg:font-family="Georgia, serif"/>
    <style:font-face style:name="helvetica" svg:font-family="helvetica, arial, clean, sans-serif"/>
    <style:font-face style:name="DejaVu Sans2" svg:font-family="'DejaVu Sans'" style:font-family-generic="swiss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paragraph-rsid="0000a334"/>
    </style:style>
    <style:style style:name="P2" style:family="paragraph" style:parent-style-name="Standard">
      <style:text-properties fo:font-variant="normal" fo:text-transform="none" fo:color="#111111" fo:letter-spacing="normal" officeooo:paragraph-rsid="000438d3"/>
    </style:style>
    <style:style style:name="P3" style:family="paragraph" style:parent-style-name="Standard">
      <style:text-properties fo:font-variant="normal" fo:text-transform="none" fo:color="#111111" fo:letter-spacing="normal" officeooo:paragraph-rsid="0005749b"/>
    </style:style>
    <style:style style:name="P4" style:family="paragraph" style:parent-style-name="Standard">
      <style:text-properties fo:font-variant="normal" fo:text-transform="none" fo:color="#111111" fo:letter-spacing="normal" officeooo:paragraph-rsid="00068f12"/>
    </style:style>
    <style:style style:name="P5" style:family="paragraph" style:parent-style-name="Standard">
      <style:text-properties fo:font-variant="normal" fo:text-transform="none" fo:color="#111111" style:font-name="DejaVu Sans" fo:font-size="12pt" fo:letter-spacing="normal" officeooo:paragraph-rsid="000261ac" style:font-name-asian="DejaVu Sans" style:font-size-asian="12pt" style:font-size-complex="12pt"/>
    </style:style>
    <style:style style:name="P6" style:family="paragraph" style:parent-style-name="Standard">
      <style:text-properties style:font-name="DejaVu Sans" fo:font-size="12pt" officeooo:paragraph-rsid="0000a334" style:font-name-asian="DejaVu Sans" style:font-size-asian="12pt" style:font-size-complex="12pt"/>
    </style:style>
    <style:style style:name="P7" style:family="paragraph" style:parent-style-name="Text_20_body">
      <style:text-properties fo:font-variant="normal" fo:text-transform="none" fo:color="#111111" style:text-line-through-style="none" style:font-name="Courier New" fo:font-size="12pt" fo:letter-spacing="normal" fo:font-style="normal" style:text-underline-style="none" fo:font-weight="normal" officeooo:paragraph-rsid="000438d3" style:text-blinking="false" style:font-name-asian="DejaVu Sans" style:font-size-asian="12pt" style:font-size-complex="12pt"/>
    </style:style>
    <style:style style:name="P8" style:family="paragraph" style:parent-style-name="Text_20_body">
      <style:text-properties fo:font-variant="normal" fo:text-transform="none" fo:color="#111111" style:text-line-through-style="none" style:font-name="Courier New" fo:font-size="12pt" fo:letter-spacing="normal" fo:font-style="normal" style:text-underline-style="none" fo:font-weight="normal" officeooo:paragraph-rsid="0005749b" style:text-blinking="false" style:font-name-asian="DejaVu Sans" style:font-size-asian="12pt" style:font-size-complex="12pt"/>
    </style:style>
    <style:style style:name="P9" style:family="paragraph" style:parent-style-name="Text_20_body">
      <style:text-properties fo:font-variant="normal" fo:text-transform="none" fo:color="#111111" fo:letter-spacing="normal" officeooo:paragraph-rsid="00068f12"/>
    </style:style>
    <style:style style:name="P10" style:family="paragraph" style:parent-style-name="Text_20_body">
      <style:paragraph-properties fo:margin-left="0in" fo:margin-right="0in" fo:margin-top="0in" fo:margin-bottom="0in" style:contextual-spacing="false" style:line-height-at-least="0.2917in" fo:text-align="start" style:justify-single-word="false" fo:text-indent="0in" style:auto-text-indent="false" fo:padding="0in" fo:border="none"/>
      <style:text-properties fo:font-variant="normal" fo:text-transform="none" fo:color="#111111" style:text-line-through-style="none" fo:letter-spacing="normal" style:text-underline-style="none" style:text-blinking="false"/>
    </style:style>
    <style:style style:name="P11" style:family="paragraph" style:parent-style-name="Text_20_body">
      <style:paragraph-properties fo:margin-left="0in" fo:margin-right="0in" fo:margin-top="0in" fo:margin-bottom="0in" style:contextual-spacing="false" style:line-height-at-least="0.2917in" fo:text-align="start" style:justify-single-word="false" fo:text-indent="0in" style:auto-text-indent="false" fo:padding="0in" fo:border="none"/>
      <style:text-properties fo:font-variant="normal" fo:text-transform="none" fo:color="#111111" style:text-line-through-style="none" fo:letter-spacing="normal" style:text-underline-style="none" officeooo:paragraph-rsid="0005749b" style:text-blinking="false"/>
    </style:style>
    <style:style style:name="P12" style:family="paragraph" style:parent-style-name="Text_20_body">
      <style:paragraph-properties fo:margin-left="0in" fo:margin-right="0in" fo:margin-top="0in" fo:margin-bottom="0in" style:contextual-spacing="false" style:line-height-at-least="0.2917in" fo:text-align="start" style:justify-single-word="false" fo:text-indent="0in" style:auto-text-indent="false" fo:padding="0in" fo:border="none"/>
      <style:text-properties fo:font-variant="normal" fo:text-transform="none" fo:color="#111111" style:text-line-through-style="none" fo:letter-spacing="normal" style:text-underline-style="none" officeooo:paragraph-rsid="00068f12" style:text-blinking="false"/>
    </style:style>
    <style:style style:name="P13" style:family="paragraph" style:parent-style-name="Text_20_body">
      <style:paragraph-properties fo:margin-left="0in" fo:margin-right="0in" fo:margin-top="0in" fo:margin-bottom="0in" style:contextual-spacing="false" style:line-height-at-least="0.2917in" fo:text-align="start" style:justify-single-word="false" fo:text-indent="0in" style:auto-text-indent="false" style:border-line-width-bottom="0in 0.0102in 0.0102in" fo:padding="0.0291in" fo:border-left="none" fo:border-right="none" fo:border-top="none" fo:border-bottom="1.5pt double #000000" style:join-border="false"/>
      <style:text-properties fo:font-variant="normal" fo:text-transform="none" fo:color="#111111" fo:letter-spacing="normal"/>
    </style:style>
    <style:style style:name="P14" style:family="paragraph" style:parent-style-name="Standard">
      <style:text-properties officeooo:rsid="0000a334" officeooo:paragraph-rsid="0000a334"/>
    </style:style>
    <style:style style:name="P15" style:family="paragraph" style:parent-style-name="Standard">
      <style:text-properties fo:font-variant="normal" fo:text-transform="none" fo:color="#111111" style:font-name="DejaVu Sans" fo:font-size="12pt" fo:letter-spacing="normal" fo:font-style="normal" fo:font-weight="normal" officeooo:rsid="0000a334" officeooo:paragraph-rsid="000261ac" style:font-name-asian="DejaVu Sans" style:font-size-asian="12pt" style:font-size-complex="12pt"/>
    </style:style>
    <style:style style:name="P16" style:family="paragraph" style:parent-style-name="Standard">
      <style:text-properties fo:font-variant="normal" fo:text-transform="none" fo:color="#111111" style:text-line-through-style="none" style:font-name="DejaVu Sans" fo:font-size="12pt" fo:letter-spacing="normal" fo:font-style="normal" style:text-underline-style="none" fo:font-weight="normal" officeooo:rsid="0000a334" officeooo:paragraph-rsid="000261ac" style:text-blinking="false" style:font-name-asian="DejaVu Sans" style:font-size-asian="12pt" style:font-size-complex="12pt"/>
    </style:style>
    <style:style style:name="P17" style:family="paragraph" style:parent-style-name="Standard">
      <style:text-properties fo:font-variant="normal" fo:text-transform="none" fo:color="#111111" style:text-line-through-style="none" style:font-name="Courier New" fo:letter-spacing="normal" fo:font-style="normal" style:text-underline-style="none" fo:font-weight="normal" officeooo:rsid="000438d3" officeooo:paragraph-rsid="000438d3" style:text-blinking="false"/>
    </style:style>
    <style:style style:name="P18" style:family="paragraph" style:parent-style-name="Standard">
      <style:text-properties fo:font-variant="normal" fo:text-transform="none" fo:color="#111111" style:font-name="Courier New" fo:font-size="12pt" fo:letter-spacing="normal" fo:font-style="normal" fo:font-weight="normal" officeooo:rsid="000438d3" officeooo:paragraph-rsid="000438d3" style:font-name-asian="DejaVu Sans" style:font-size-asian="12pt" style:font-size-complex="12pt"/>
    </style:style>
    <style:style style:name="P19" style:family="paragraph" style:parent-style-name="Standard">
      <style:text-properties fo:font-variant="normal" fo:text-transform="none" fo:color="#111111" style:font-name="Courier New" fo:font-size="12pt" fo:letter-spacing="normal" fo:font-style="normal" fo:font-weight="normal" officeooo:rsid="000438d3" officeooo:paragraph-rsid="000438d3" style:font-name-asian="DejaVu Sans" style:font-size-asian="12pt" style:font-style-asian="normal" style:font-weight-asian="normal" style:font-size-complex="12pt"/>
    </style:style>
    <style:style style:name="P20" style:family="paragraph" style:parent-style-name="Standard">
      <style:text-properties fo:font-variant="normal" fo:text-transform="none" fo:color="#111111" style:font-name="Courier New" fo:font-size="12pt" fo:letter-spacing="normal" fo:font-style="normal" fo:font-weight="normal" officeooo:rsid="0005749b" officeooo:paragraph-rsid="0005749b" style:font-name-asian="DejaVu Sans" style:font-size-asian="12pt" style:font-style-asian="normal" style:font-weight-asian="normal" style:font-size-complex="12pt"/>
    </style:style>
    <style:style style:name="P21" style:family="paragraph" style:parent-style-name="Standard">
      <style:text-properties fo:font-variant="normal" fo:text-transform="none" fo:color="#111111" style:font-name="Courier New" fo:font-size="12pt" fo:letter-spacing="normal" fo:font-style="normal" fo:font-weight="normal" officeooo:rsid="00068f12" officeooo:paragraph-rsid="00068f12" style:font-name-asian="DejaVu Sans" style:font-size-asian="12pt" style:font-style-asian="normal" style:font-weight-asian="normal" style:font-size-complex="12pt"/>
    </style:style>
    <style:style style:name="P22" style:family="paragraph" style:parent-style-name="Standard">
      <style:text-properties fo:font-variant="normal" fo:text-transform="none" fo:color="#800000" style:font-name="Courier New" fo:font-size="12pt" fo:letter-spacing="normal" fo:font-style="normal" fo:font-weight="normal" officeooo:rsid="0005749b" officeooo:paragraph-rsid="0005749b" style:font-name-asian="DejaVu Sans" style:font-size-asian="12pt" style:font-style-asian="normal" style:font-weight-asian="normal" style:font-size-complex="12pt"/>
    </style:style>
    <style:style style:name="P23" style:family="paragraph" style:parent-style-name="Standard">
      <style:paragraph-properties style:border-line-width-bottom="0in 0.0102in 0.0102in" fo:padding="0.0291in" fo:border-left="none" fo:border-right="none" fo:border-top="none" fo:border-bottom="1.5pt double #000000" style:join-border="false"/>
      <style:text-properties style:font-name="DejaVu Sans" fo:font-size="12pt" officeooo:rsid="000438d3" officeooo:paragraph-rsid="000438d3" style:font-name-asian="DejaVu Sans" style:font-size-asian="12pt" style:font-size-complex="12pt"/>
    </style:style>
    <style:style style:name="P24" style:family="paragraph" style:parent-style-name="Standard">
      <style:paragraph-properties style:border-line-width-bottom="0in 0.0102in 0.0102in" fo:padding="0.0291in" fo:border-left="none" fo:border-right="none" fo:border-top="none" fo:border-bottom="1.5pt double #000000" style:join-border="false"/>
      <style:text-properties fo:font-variant="normal" fo:text-transform="none" fo:color="#111111" style:font-name="Courier New" fo:font-size="12pt" fo:letter-spacing="normal" fo:font-style="normal" fo:font-weight="normal" officeooo:rsid="000438d3" officeooo:paragraph-rsid="000438d3" style:font-name-asian="DejaVu Sans" style:font-size-asian="12pt" style:font-size-complex="12pt"/>
    </style:style>
    <style:style style:name="P25" style:family="paragraph" style:parent-style-name="Text_20_body">
      <style:text-properties fo:font-variant="normal" fo:text-transform="none" fo:color="#111111" style:text-line-through-style="none" style:font-name="DejaVu Sans" fo:font-size="12pt" fo:letter-spacing="normal" fo:font-style="normal" style:text-underline-style="none" fo:font-weight="normal" officeooo:paragraph-rsid="000261ac" style:text-blinking="false" style:font-name-asian="DejaVu Sans" style:font-size-asian="12pt" style:font-size-complex="12pt"/>
    </style:style>
    <style:style style:name="P26" style:family="paragraph" style:parent-style-name="Text_20_body">
      <style:paragraph-properties fo:margin-left="0in" fo:margin-right="0in" fo:margin-top="0in" fo:margin-bottom="0in" style:contextual-spacing="false" style:line-height-at-least="0.2917in" fo:text-align="start" style:justify-single-word="false" fo:text-indent="0in" style:auto-text-indent="false" fo:padding="0in" fo:border="none"/>
      <style:text-properties fo:font-variant="normal" fo:text-transform="none" fo:color="#111111" style:text-line-through-style="none" style:font-name="Courier New" fo:letter-spacing="normal" fo:font-style="normal" style:text-underline-style="none" fo:font-weight="normal" style:text-blinking="false"/>
    </style:style>
    <style:style style:name="T1" style:family="text">
      <style:text-properties officeooo:rsid="0000a334"/>
    </style:style>
    <style:style style:name="T2" style:family="text">
      <style:text-properties fo:font-variant="normal" fo:text-transform="none" fo:color="#aa0000" style:text-line-through-style="none" style:font-name="helvetica" fo:font-size="11.25pt" fo:letter-spacing="normal" fo:font-style="normal" style:text-underline-style="none" fo:font-weight="bold" officeooo:rsid="0000a334" style:text-blinking="false"/>
    </style:style>
    <style:style style:name="T3" style:family="text">
      <style:text-properties fo:font-variant="normal" fo:text-transform="none" fo:color="#111111" fo:letter-spacing="normal" fo:font-style="normal" fo:font-weight="normal" officeooo:rsid="0000a334"/>
    </style:style>
    <style:style style:name="T4" style:family="text">
      <style:text-properties fo:font-variant="normal" fo:text-transform="none" fo:color="#111111" fo:letter-spacing="normal" officeooo:rsid="0000a334" style:font-style-asian="normal" style:font-weight-asian="normal"/>
    </style:style>
    <style:style style:name="T5" style:family="text">
      <style:text-properties style:text-line-through-style="none" style:font-name="Courier New" fo:font-size="12pt" fo:font-style="normal" style:text-underline-style="none" fo:font-weight="normal" officeooo:rsid="00068f12" style:text-blinking="false" style:font-name-asian="DejaVu Sans" style:font-size-asian="12pt" style:font-style-asian="normal" style:font-weight-asian="normal" style:font-size-complex="12pt"/>
    </style:style>
    <style:style style:name="T6" style:family="text">
      <style:text-properties style:text-line-through-style="none" style:font-name="Courier New" fo:font-size="12pt" fo:font-style="normal" style:text-underline-style="none" fo:font-weight="bold" officeooo:rsid="00068f12" style:text-blinking="false" style:font-name-asian="DejaVu Sans" style:font-size-asian="12pt" style:font-style-asian="normal" style:font-size-complex="12pt"/>
    </style:style>
    <style:style style:name="T7" style:family="text">
      <style:text-properties style:text-line-through-style="none" style:font-name="Courier New" fo:font-style="normal" style:text-underline-style="none" fo:font-weight="normal" style:text-blinking="false"/>
    </style:style>
    <style:style style:name="T8" style:family="text">
      <style:text-properties style:text-line-through-style="none" fo:font-style="normal" style:text-underline-style="none" fo:font-weight="normal" style:text-blinking="false"/>
    </style:style>
    <style:style style:name="T9" style:family="text">
      <style:text-properties style:text-line-through-style="none" fo:font-style="normal" style:text-underline-style="none" fo:font-weight="normal" officeooo:rsid="000261ac" style:text-blinking="false"/>
    </style:style>
    <style:style style:name="T10" style:family="text">
      <style:text-properties style:text-line-through-style="none" style:text-underline-style="none" style:text-blinking="false" style:font-name-asian="Courier New" style:font-style-asian="normal" style:font-weight-asian="normal"/>
    </style:style>
    <style:style style:name="T11" style:family="text">
      <style:text-properties officeooo:rsid="000261ac"/>
    </style:style>
    <style:style style:name="T12" style:family="text">
      <style:text-properties style:font-name="Courier New" fo:font-style="normal" fo:font-weight="normal"/>
    </style:style>
    <style:style style:name="T13" style:family="text">
      <style:text-properties style:font-name="Courier New" fo:font-style="normal" fo:font-weight="normal" officeooo:rsid="0005749b"/>
    </style:style>
    <style:style style:name="T14" style:family="text">
      <style:text-properties style:font-name="Courier New" fo:font-style="normal" fo:font-weight="normal" officeooo:rsid="00068f12"/>
    </style:style>
    <style:style style:name="T15" style:family="text">
      <style:text-properties style:font-name="Courier New" fo:font-size="12pt" fo:font-style="normal" fo:font-weight="normal" officeooo:rsid="000438d3" style:font-name-asian="DejaVu Sans" style:font-size-asian="12pt" style:font-size-complex="12pt"/>
    </style:style>
    <style:style style:name="T16" style:family="text">
      <style:text-properties style:font-name="Courier New" fo:font-size="12pt" fo:font-style="normal" fo:font-weight="normal" officeooo:rsid="0005749b" style:font-name-asian="DejaVu Sans" style:font-size-asian="12pt" style:font-style-asian="normal" style:font-weight-asian="normal" style:font-size-complex="12pt"/>
    </style:style>
    <style:style style:name="T17" style:family="text">
      <style:text-properties style:font-name="Courier New" fo:font-size="12pt" fo:font-style="normal" fo:font-weight="normal" officeooo:rsid="00068f12" style:font-name-asian="DejaVu Sans" style:font-size-asian="12pt" style:font-style-asian="normal" style:font-weight-asian="normal" style:font-size-complex="12pt"/>
    </style:style>
    <style:style style:name="T18" style:family="text">
      <style:text-properties style:font-name="Courier New" fo:font-size="12pt" fo:font-style="normal" fo:font-weight="normal" officeooo:rsid="00068f12" style:font-name-asian="Georgia" style:font-size-asian="12pt" style:font-style-asian="normal" style:font-weight-asian="normal" style:font-size-complex="12pt"/>
    </style:style>
    <style:style style:name="T19" style:family="text">
      <style:text-properties style:font-name-asian="Courier New" style:font-style-asian="normal" style:font-weight-asian="normal"/>
    </style:style>
    <style:style style:name="T20" style:family="text">
      <style:text-properties officeooo:rsid="000438d3" style:font-name-asian="Courier New" style:font-style-asian="normal" style:font-weight-asian="normal"/>
    </style:style>
    <style:style style:name="T21" style:family="text">
      <style:text-properties style:font-name="Georgia" fo:font-size="12pt" fo:font-style="normal" fo:font-weight="normal" officeooo:rsid="000438d3"/>
    </style:style>
    <style:style style:name="T22" style:family="text">
      <style:text-properties style:font-name="Georgia" fo:font-size="12pt" fo:font-style="normal" fo:font-weight="normal" officeooo:rsid="00068f12" style:font-name-asian="DejaVu Sans" style:font-size-asian="12pt" style:font-style-asian="normal" style:font-weight-asian="normal" style:font-size-complex="12pt"/>
    </style:style>
    <style:style style:name="T23" style:family="text">
      <style:text-properties officeooo:rsid="000438d3" style:font-name-asian="Georgia" style:font-size-asian="12pt" style:font-style-asian="normal" style:font-weight-asian="normal"/>
    </style:style>
    <style:style style:name="T24" style:family="text">
      <style:text-properties officeooo:rsid="000438d3"/>
    </style:style>
    <style:style style:name="T25" style:family="text">
      <style:text-properties officeooo:rsid="0005749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Blogging like a Hacker _ </text:span><text:a xlink:type="simple" xlink:href="http://tom.preston-werner.com/"><text:span text:style-name="T2">Tom Preston-Werner</text:span></text:a></text:p>
      <text:p text:style-name="P14"/>
      <text:p text:style-name="P14">use Git----use preferred editor and the command line</text:p>
      <text:p text:style-name="P14">a static sit----require no ongoing maintenance</text:p>
      <text:p text:style-name="P14">no graphic design----easily customizable</text:p>
      <text:p text:style-name="P14"/>
      <text:p text:style-name="P14">index.html: the homepage of the site</text:p>
      <text:p text:style-name="P14">YAML: contains metadata about the file</text:p>
      <text:p text:style-name="P14">_layouts(dir): layout files</text:p>
      <text:p text:style-name="P14">default.html: the homepage is constructed by wrapping index.html with this layout</text:p>
      <text:p text:style-name="P14">site.posts(dir): all the blog posts</text:p>
      <text:p text:style-name="P14">each post: contains various fields such as title and data</text:p>
      <text:p text:style-name="P14"/>
      <text:p text:style-name="P15">$ mkdir jekyll_demo</text:p>
      <text:p text:style-name="P16">$ cd jekyll_demo</text:p>
      <text:p text:style-name="P5"><text:span text:style-name="T8">$ git init // </text:span><text:span text:style-name="T9">Create an empty Git repository or reinitialize an existing one </text:span></text:p>
      <text:p text:style-name="P25">$ git checkout --orphan gh-pages</text:p>
      <text:p text:style-name="P6"><text:span text:style-name="T3">//</text:span><text:span text:style-name="T4">创建一个没有父节点的分支</text:span><text:span text:style-name="T3">gh-pages</text:span><text:span text:style-name="T4">。因为</text:span><text:span text:style-name="T3">github</text:span><text:span text:style-name="T4">规定，只有该分支中的页面，才会生成网页文件。</text:span><text:span text:style-name="T11"> <text:s text:c="2"/>checkout <text:s text:c="2"/>Checkout a branch or paths to the working tree </text:span></text:p>
      <text:p text:style-name="P23">$ vim _config.yml // setup the configuration file</text:p>
      <text:p text:style-name="P23"><text:s text:c="2"/>“baseurl: /jekyll_demo” // other configuration will follow the default</text:p>
      <text:p text:style-name="P18">$ mkdir _layouts</text:p>
      <text:p text:style-name="P24">$ vim default.html </text:p>
      <text:p text:style-name="P17">&lt;!DOCTYPE html&gt;</text:p>
      <text:p text:style-name="P10"><text:span text:style-name="T19">　　</text:span><text:span text:style-name="T12">&lt;html&gt;</text:span></text:p>
      <text:p text:style-name="P10"><text:span text:style-name="T19">　　</text:span><text:span text:style-name="T12">&lt;head&gt;</text:span></text:p>
      <text:p text:style-name="P10"><text:span text:style-name="T19">　　　　</text:span><text:span text:style-name="T12">&lt;meta http-equiv="content-type" content="text/html; charset=utf-8" /&gt;</text:span></text:p>
      <text:p text:style-name="P10"><text:span text:style-name="T19">　　　　</text:span><text:span text:style-name="T12">&lt;title&gt;{{ page.title }}&lt;/title&gt;</text:span></text:p>
      <text:p text:style-name="P10"><text:span text:style-name="T19">　　</text:span><text:span text:style-name="T12">&lt;/head&gt;</text:span></text:p>
      <text:p text:style-name="P10"><text:span text:style-name="T19">　　</text:span><text:span text:style-name="T12">&lt;body&gt;<text:line-break/><text:line-break/></text:span><text:span text:style-name="T19">　　　　</text:span><text:span text:style-name="T12">{{ content }}<text:line-break/><text:line-break/></text:span><text:span text:style-name="T19">　　</text:span><text:span text:style-name="T12">&lt;/body&gt;</text:span></text:p>
      <text:p text:style-name="P13"><text:span text:style-name="T10">　　</text:span><text:span text:style-name="T7">&lt;/html&gt;</text:span></text:p>
      <text:p text:style-name="P18">$ mkdir _posts</text:p>
      <text:p text:style-name="P7"><text:span text:style-name="T24">---<text:line-break/></text:span><text:span text:style-name="T20">　　</text:span><text:span text:style-name="T24">layout: default<text:line-break/></text:span><text:span text:style-name="T20">　　</text:span><text:span text:style-name="T24">title: </text:span><text:span text:style-name="T20">你好，世界</text:span><text:span text:style-name="T24"><text:line-break/></text:span><text:soft-page-break/><text:span text:style-name="T20">　　</text:span><text:span text:style-name="T24">---</text:span></text:p>
      <text:p text:style-name="P10"><text:span text:style-name="T19">　　</text:span><text:span text:style-name="T12">&lt;h2&gt;{{ page.title }}&lt;/h2&gt;</text:span></text:p>
      <text:p text:style-name="P10"><text:span text:style-name="T19">　　</text:span><text:span text:style-name="T12">&lt;p&gt;</text:span><text:span text:style-name="T19">我的第一篇文章</text:span><text:span text:style-name="T12">&lt;/p&gt;</text:span></text:p>
      <text:p text:style-name="P10"><text:span text:style-name="T19">　　</text:span><text:span text:style-name="T12">&lt;p&gt;{{ page.date | date_to_string }}&lt;/p&gt;</text:span></text:p>
      <text:p text:style-name="P18">$ vim index.html</text:p>
      <text:p text:style-name="P7"><text:span text:style-name="T24">---<text:line-break/></text:span><text:span text:style-name="T20">　　</text:span><text:span text:style-name="T24">layout: default<text:line-break/></text:span><text:span text:style-name="T20">　　</text:span><text:span text:style-name="T24">title: </text:span><text:span text:style-name="T20">我的</text:span><text:span text:style-name="T24">Blog<text:line-break/></text:span><text:span text:style-name="T20">　　</text:span><text:span text:style-name="T24">---</text:span></text:p>
      <text:p text:style-name="P10"><text:span text:style-name="T19">　　</text:span><text:span text:style-name="T12">&lt;h2&gt;{{ page.title }}&lt;/h2&gt;</text:span></text:p>
      <text:p text:style-name="P10"><text:span text:style-name="T19">　　</text:span><text:span text:style-name="T12">&lt;p&gt;</text:span><text:span text:style-name="T19">最新文章</text:span><text:span text:style-name="T12">&lt;/p&gt;</text:span></text:p>
      <text:p text:style-name="P10"><text:span text:style-name="T19">　　</text:span><text:span text:style-name="T12">&lt;ul&gt;</text:span></text:p>
      <text:p text:style-name="P10"><text:span text:style-name="T19">　　　　</text:span><text:span text:style-name="T12">{% for post in site.posts %}</text:span></text:p>
      <text:p text:style-name="P10"><text:span text:style-name="T19">　　　　　　</text:span><text:span text:style-name="T12">&lt;li&gt;{{ post.date | date_to_string }} &lt;a href="{{ site.baseurl }}{{ post.url }}"&gt;{{ post.title }}&lt;/a&gt;&lt;/li&gt;</text:span></text:p>
      <text:p text:style-name="P10"><text:span text:style-name="T19">　　　　</text:span><text:span text:style-name="T12">{% endfor %}</text:span></text:p>
      <text:p text:style-name="P10"><text:span text:style-name="T19">　　</text:span><text:span text:style-name="T12">&lt;/ul&gt;</text:span></text:p>
      <text:p text:style-name="P8"><text:span text:style-name="T20">　</text:span><text:span text:style-name="T24">$ git add . //</text:span><text:span text:style-name="T25"> <text:s text:c="2"/>add <text:s text:c="7"/>Add file contents to the index </text:span></text:p>
      <text:p text:style-name="P11"><text:span text:style-name="T19">　　</text:span><text:span text:style-name="T12">$ git commit -m "first post" </text:span></text:p>
      <text:p text:style-name="P12"><text:span text:style-name="T12">//</text:span><text:span text:style-name="T13"> <text:s text:c="2"/>commit <text:s text:c="4"/>Record changes to the repository . </text:span><text:span text:style-name="T14">Stores the current contents of the index in a new commit along with a log message from the user describing the changes.</text:span></text:p>
      <text:p text:style-name="P2"><text:span text:style-name="T15">//</text:span><text:span text:style-name="T23">先把所有内容加入本地</text:span><text:span text:style-name="T21">git</text:span><text:span text:style-name="T23">库</text:span></text:p>
      <text:p text:style-name="P19"/>
      <text:p text:style-name="P3"><text:span text:style-name="T16">*** Please </text:span><text:span text:style-name="T16">tell me who you are. </text:span></text:p>
      <text:p text:style-name="P20"/>
      <text:p text:style-name="P22">Run </text:p>
      <text:p text:style-name="P22"/>
      <text:p text:style-name="P22"><text:s text:c="2"/>git config --global user.email "you@example.com" </text:p>
      <text:p text:style-name="P22"><text:s text:c="2"/>git config --global user.name "Your Name" </text:p>
      <text:p text:style-name="P22"/>
      <text:p text:style-name="P22">to set your account's default identity. </text:p>
      <text:p text:style-name="P22">Omit --global to set the identity only in this repository. </text:p>
      <text:p text:style-name="P19"/>
      <text:p text:style-name="P4"><text:span text:style-name="T17">$ git config user.email “</text:span><text:a xlink:type="simple" xlink:href="mailto:bonniebbs.bp@gmail.com"><text:span text:style-name="T17">bonniebbs.bp@gmail.com</text:span></text:a><text:span text:style-name="T17">”</text:span></text:p>
      <text:p text:style-name="P21">$ git config user.name “BonnieBBS”</text:p>
      <text:p text:style-name="P21"/>
      <text:p text:style-name="P21"/>
      <text:p text:style-name="P4"><text:soft-page-break/><text:span text:style-name="T18">然后，前往</text:span><text:span text:style-name="T22">github</text:span><text:span text:style-name="T18">的网站，在网站上创建一个名为</text:span><text:span text:style-name="T22">jekyll_demo</text:span><text:span text:style-name="T18">的库。接着，再将本地内容推送到</text:span><text:span text:style-name="T22">github</text:span><text:span text:style-name="T18">上你刚创建的库。注意，下面命令中的</text:span><text:span text:style-name="T22">username</text:span><text:span text:style-name="T18">，要替换成你的</text:span><text:span text:style-name="T22">username</text:span><text:span text:style-name="T18">。</text:span></text:p>
      <text:p text:style-name="P21"/>
      <text:p text:style-name="P9"><text:span text:style-name="T5">$ git remote add origin https://github.com/</text:span><text:span text:style-name="Strong_20_Emphasis"><text:span text:style-name="T6">username</text:span></text:span><text:span text:style-name="T5">/jekyll_demo.git</text:span></text:p>
      <text:p text:style-name="P26">$ git push origin gh-pages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 New" svg:font-family="'Courier New', Courier, monospace"/>
    <style:font-face style:name="Georgia" svg:font-family="Georgia, serif"/>
    <style:font-face style:name="helvetica" svg:font-family="helvetica, arial, clean, sans-serif"/>
    <style:font-face style:name="DejaVu Sans2" svg:font-family="'DejaVu Sans'" style:font-family-generic="swiss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WenQuanYi Micro Hei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size="14pt" style:font-name-asian="WenQuanYi Micro Hei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ejaVu Sans2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5T22:30:26</meta:creation-date>
    <meta:editing-duration>P0D</meta:editing-duration>
    <meta:editing-cycles>2</meta:editing-cycles>
    <meta:generator>LibreOffice/4.0.4.2$Linux_X86_64 LibreOffice_project/400m0$Build-2</meta:generator>
    <dc:date>2013-06-25T22:30:34</dc:date>
    <meta:document-statistic meta:table-count="0" meta:image-count="0" meta:object-count="0" meta:page-count="3" meta:paragraph-count="56" meta:word-count="445" meta:character-count="2255" meta:non-whitespace-character-count="1901"/>
  </office:meta>
</office:document-meta>
</file>